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Tahoma1" svg:font-family="Tahoma"/>
    <style:font-face style:name="Centennial LT Std" svg:font-family="'Centennial LT Std'" style:font-adornments="45 Light" style:font-pitch="variable"/>
    <style:font-face style:name="Times New Roman" svg:font-family="'Times New Roman'" style:font-family-generic="roman" style:font-pitch="variable"/>
    <style:font-face style:name="ITC Franklin Gothic Std1" svg:font-family="'ITC Franklin Gothic Std'" style:font-adornments="Book" style:font-family-generic="swiss" style:font-pitch="variable"/>
    <style:font-face style:name="ITC Franklin Gothic Std2" svg:font-family="'ITC Franklin Gothic Std'" style:font-adornments="Book Italic" style:font-family-generic="swiss" style:font-pitch="variable"/>
    <style:font-face style:name="ITC Franklin Gothic Std" svg:font-family="'ITC Franklin Gothic Std'" style:font-adornments="Demi" style:font-family-generic="swiss" style:font-pitch="variable"/>
    <style:font-face style:name="ITC Franklin Gothic Std3" svg:font-family="'ITC Franklin Gothic Std'" style:font-adornments="Demi Italic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4953in" style:type="center"/>
          <style:tab-stop style:position="6.9992in" style:type="right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Tahoma1" svg:font-family="Tahoma"/>
    <style:font-face style:name="Centennial LT Std" svg:font-family="'Centennial LT Std'" style:font-adornments="45 Light" style:font-pitch="variable"/>
    <style:font-face style:name="Times New Roman" svg:font-family="'Times New Roman'" style:font-family-generic="roman" style:font-pitch="variable"/>
    <style:font-face style:name="ITC Franklin Gothic Std1" svg:font-family="'ITC Franklin Gothic Std'" style:font-adornments="Book" style:font-family-generic="swiss" style:font-pitch="variable"/>
    <style:font-face style:name="ITC Franklin Gothic Std2" svg:font-family="'ITC Franklin Gothic Std'" style:font-adornments="Book Italic" style:font-family-generic="swiss" style:font-pitch="variable"/>
    <style:font-face style:name="ITC Franklin Gothic Std" svg:font-family="'ITC Franklin Gothic Std'" style:font-adornments="Demi" style:font-family-generic="swiss" style:font-pitch="variable"/>
    <style:font-face style:name="ITC Franklin Gothic Std3" svg:font-family="'ITC Franklin Gothic Std'" style:font-adornments="Demi Italic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54in"/>
      <style:text-properties style:font-name="Centennial LT Std" fo:font-family="'Centennial LT Std'" style:font-style-name="45 Light" style:font-pitch="variable" fo:font-size="11pt" fo:font-weight="25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TC Franklin Gothic Std" fo:font-family="'ITC Franklin Gothic Std'" style:font-style-name="Demi" style:font-family-generic="swiss" style:font-pitch="variable" fo:font-size="14pt" fo:font-weight="600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fo:margin-top="0in" fo:margin-bottom="0in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ITC Franklin Gothic Std1" fo:font-family="'ITC Franklin Gothic Std'" style:font-style-name="Book" style:font-family-generic="swiss" style:font-pitch="variable" fo:font-size="6pt" fo:font-weight="35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ITC Franklin Gothic Std2" fo:font-family="'ITC Franklin Gothic Std'" style:font-style-name="Book Italic" style:font-family-generic="swiss" style:font-pitch="variable" fo:font-size="115%" fo:font-style="normal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ITC Franklin Gothic Std3" fo:font-family="'ITC Franklin Gothic Std'" style:font-style-name="Demi Italic" style:font-family-generic="swiss" style:font-pitch="variable" fo:font-size="14pt" fo:font-style="italic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ITC Franklin Gothic Std" fo:font-family="'ITC Franklin Gothic Std'" style:font-style-name="Demi" style:font-family-generic="swiss" style:font-pitch="variable" fo:font-size="12pt" fo:font-weight="600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/>
      <style:text-properties fo:font-size="75%" fo:font-weight="600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/>
      <style:text-properties fo:font-size="75%" fo:font-weight="bold" style:font-size-asian="75%" style:font-weight-asian="bold" style:font-size-complex="75%" style:font-weight-complex="bold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4953in" style:type="center"/>
          <style:tab-stop style:position="6.9992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date style:data-style-name="N75" text:date-value="2015-04-29T20:37:38.957586949">Apr 29, 2015</text:date><text:tab/><text:tab/><text:page-number text:select-page="current">1</text:page-number> of <text:page-count>1</text:page-count></text:p>
        <text:p text:style-name="MP1"><text:tab/><text:file-name text:display="full">/Users/okinasevych/Documents/2015Q2/APA Template/template_libreoffice_apa/Untitled 1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5-04-29T20:37:34.803363000</meta:creation-date>
    <meta:editing-duration>P0D</meta:editing-duration>
    <meta:editing-cycles>1</meta:editing-cycles>
    <meta:generator>LibreOffice/4.4.2.2$MacOSX_X86_64 LibreOffice_project/c4c7d32d0d49397cad38d62472b0bc8acff48dd6</meta:generator>
    <dc:title>orest-Default-20140831</dc:title>
    <meta:document-statistic meta:table-count="0" meta:image-count="0" meta:object-count="0" meta:page-count="1" meta:paragraph-count="2" meta:word-count="6" meta:character-count="21" meta:non-whitespace-character-count="14"/>
    <meta:user-defined meta:name="Info 1"/>
    <meta:user-defined meta:name="Info 2"/>
    <meta:user-defined meta:name="Info 3"/>
    <meta:user-defined meta:name="Info 4"/>
    <meta:template xlink:type="simple" xlink:actuate="onRequest" xlink:title="orest-Default-20140831" xlink:href="../../../../../Library/Application%20Support/LibreOffice/4/user/template/orest-Default-20150114.ott" meta:date="2015-04-29T20:37:03.216451000"/>
  </office:meta>
</office:document-meta>
</file>